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4b86" officeooo:paragraph-rsid="001a4b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of the German credit dataset.</text:p>
      <text:p text:style-name="P1"/>
      <text:p text:style-name="P1">1. Title: German Credit data</text:p>
      <text:p text:style-name="P1"/>
      <text:p text:style-name="P1">2. Source Information</text:p>
      <text:p text:style-name="P1"/>
      <text:p text:style-name="P1">Professor Dr. Hans Hofmann <text:s/></text:p>
      <text:p text:style-name="P1">Institut f"ur Statistik und "Okonometrie <text:s/></text:p>
      <text:p text:style-name="P1">Universit"at Hamburg <text:s/></text:p>
      <text:p text:style-name="P1">FB Wirtschaftswissenschaften <text:s/></text:p>
      <text:p text:style-name="P1">Von-Melle-Park 5 <text:s text:c="3"/></text:p>
      <text:p text:style-name="P1">2000 Hamburg 13 </text:p>
      <text:p text:style-name="P1"/>
      <text:p text:style-name="P1">3. Number of Instances: <text:s/>1000</text:p>
      <text:p text:style-name="P1"/>
      <text:p text:style-name="P1">Two datasets are provided. <text:s/>the original dataset, in the form provided</text:p>
      <text:p text:style-name="P1">by Prof. Hofmann, contains categorical/symbolic attributes and</text:p>
      <text:p text:style-name="P1">is in the file "german.data". <text:s text:c="2"/></text:p>
      <text:p text:style-name="P1"><text:s/></text:p>
      <text:p text:style-name="P1">For algorithms that need numerical attributes, Strathclyde University </text:p>
      <text:p text:style-name="P1">produced the file "german.data-numeric". <text:s/>This file has been edited </text:p>
      <text:p text:style-name="P1">and several indicator variables added to make it suitable for </text:p>
      <text:p text:style-name="P1">algorithms which cannot cope with categorical variables. <text:s text:c="2"/>Several</text:p>
      <text:p text:style-name="P1">attributes that are ordered categorical (such as attribute 17) have</text:p>
      <text:p text:style-name="P1">been coded as integer. <text:s text:c="3"/>This was the form used by StatLog.</text:p>
      <text:p text:style-name="P1"/>
      <text:p text:style-name="P1"/>
      <text:p text:style-name="P1">6. Number of Attributes german: 20 (7 numerical, 13 categorical)</text:p>
      <text:p text:style-name="P1"><text:s text:c="3"/>Number of Attributes german.numer: 24 (24 numerical)</text:p>
      <text:p text:style-name="P1"/>
      <text:p text:style-name="P1"/>
      <text:p text:style-name="P1">7. <text:s/>Attribute description for german</text:p>
      <text:p text:style-name="P1"/>
      <text:p text:style-name="P1">Attribute 1: <text:s/>(qualitative)</text:p>
      <text:p text:style-name="P1"><text:tab/> <text:s text:c="6"/>Status of existing checking account</text:p>
      <text:p text:style-name="P1"><text:s text:c="15"/>A11 : <text:s text:c="5"/>... &lt; <text:s text:c="3"/>0 DM</text:p>
      <text:p text:style-name="P1"><text:tab/> <text:s text:c="6"/>A12 : 0 &lt;= ... &lt; <text:s/>200 DM</text:p>
      <text:p text:style-name="P1"><text:tab/> <text:s text:c="6"/>A13 : <text:s text:c="5"/>... &gt;= 200 DM /</text:p>
      <text:p text:style-name="P1"><text:tab/><text:tab/> <text:s text:c="4"/>salary assignments for at least 1 year</text:p>
      <text:p text:style-name="P1"><text:s text:c="15"/>A14 : no checking account</text:p>
      <text:p text:style-name="P1"/>
      <text:p text:style-name="P1">Attribute 2: <text:s/>(numerical)</text:p>
      <text:p text:style-name="P1"><text:tab/> <text:s text:c="5"/>Duration in month</text:p>
      <text:p text:style-name="P1"/>
      <text:p text:style-name="P1">Attribute 3: <text:s/>(qualitative)</text:p>
      <text:p text:style-name="P1"><text:tab/> <text:s text:c="5"/>Credit history</text:p>
      <text:p text:style-name="P1"><text:tab/> <text:s text:c="5"/>A30 : no credits taken/</text:p>
      <text:p text:style-name="P1"><text:tab/><text:tab/> <text:s text:c="3"/>all credits paid back duly</text:p>
      <text:p text:style-name="P1"><text:s text:c="14"/>A31 : all credits at this bank paid back duly</text:p>
      <text:p text:style-name="P1"><text:tab/> <text:s text:c="5"/>A32 : existing credits paid back duly till now</text:p>
      <text:p text:style-name="P1"><text:s text:c="14"/>A33 : delay in paying off in the past</text:p>
      <text:p text:style-name="P1"><text:tab/> <text:s text:c="5"/>A34 : critical account/</text:p>
      <text:p text:style-name="P1"><text:tab/><text:tab/> <text:s text:c="3"/>other credits existing (not at this bank)</text:p>
      <text:p text:style-name="P1"/>
      <text:p text:style-name="P1">Attribute 4: <text:s/>(qualitative)</text:p>
      <text:p text:style-name="P1"><text:tab/> <text:s text:c="5"/>Purpose</text:p>
      <text:p text:style-name="P1"><text:tab/> <text:s text:c="5"/>A40 : car (new)</text:p>
      <text:p text:style-name="P1"><text:tab/> <text:s text:c="5"/>A41 : car (used)</text:p>
      <text:p text:style-name="P1"><text:tab/> <text:s text:c="5"/>A42 : furniture/equipment</text:p>
      <text:p text:style-name="P1"><text:soft-page-break/><text:tab/> <text:s text:c="5"/>A43 : radio/television</text:p>
      <text:p text:style-name="P1"><text:tab/> <text:s text:c="5"/>A44 : domestic appliances</text:p>
      <text:p text:style-name="P1"><text:tab/> <text:s text:c="5"/>A45 : repairs</text:p>
      <text:p text:style-name="P1"><text:tab/> <text:s text:c="5"/>A46 : education</text:p>
      <text:p text:style-name="P1"><text:tab/> <text:s text:c="5"/>A47 : (vacation - does not exist?)</text:p>
      <text:p text:style-name="P1"><text:tab/> <text:s text:c="5"/>A48 : retraining</text:p>
      <text:p text:style-name="P1"><text:tab/> <text:s text:c="5"/>A49 : business</text:p>
      <text:p text:style-name="P1"><text:tab/> <text:s text:c="5"/>A410 : others</text:p>
      <text:p text:style-name="P1"/>
      <text:p text:style-name="P1">Attribute 5: <text:s/>(numerical)</text:p>
      <text:p text:style-name="P1"><text:tab/> <text:s text:c="5"/>Credit amount</text:p>
      <text:p text:style-name="P1"/>
      <text:p text:style-name="P1">Attibute 6: <text:s/>(qualitative)</text:p>
      <text:p text:style-name="P1"><text:tab/> <text:s text:c="5"/>Savings account/bonds</text:p>
      <text:p text:style-name="P1"><text:tab/> <text:s text:c="5"/>A61 : <text:s text:c="9"/>... &lt; <text:s/>100 DM</text:p>
      <text:p text:style-name="P1"><text:tab/> <text:s text:c="5"/>A62 : <text:s text:c="2"/>100 &lt;= ... &lt; <text:s/>500 DM</text:p>
      <text:p text:style-name="P1"><text:tab/> <text:s text:c="5"/>A63 : <text:s text:c="2"/>500 &lt;= ... &lt; 1000 DM</text:p>
      <text:p text:style-name="P1"><text:tab/> <text:s text:c="5"/>A64 : <text:s text:c="9"/>.. &gt;= 1000 DM</text:p>
      <text:p text:style-name="P1"><text:s text:c="14"/>A65 : <text:s text:c="2"/>unknown/ no savings account</text:p>
      <text:p text:style-name="P1"/>
      <text:p text:style-name="P1">Attribute 7: <text:s/>(qualitative)</text:p>
      <text:p text:style-name="P1"><text:tab/> <text:s text:c="5"/>Present employment since</text:p>
      <text:p text:style-name="P1"><text:tab/> <text:s text:c="5"/>A71 : unemployed</text:p>
      <text:p text:style-name="P1"><text:tab/> <text:s text:c="5"/>A72 : <text:s text:c="6"/>... &lt; 1 year</text:p>
      <text:p text:style-name="P1"><text:tab/> <text:s text:c="5"/>A73 : 1 <text:s/>&lt;= ... &lt; 4 years <text:s/></text:p>
      <text:p text:style-name="P1"><text:tab/> <text:s text:c="5"/>A74 : 4 <text:s/>&lt;= ... &lt; 7 years</text:p>
      <text:p text:style-name="P1"><text:tab/> <text:s text:c="5"/>A75 : <text:s text:c="6"/>.. &gt;= 7 years</text:p>
      <text:p text:style-name="P1"/>
      <text:p text:style-name="P1">Attribute 8: <text:s/>(numerical)</text:p>
      <text:p text:style-name="P1"><text:tab/> <text:s text:c="5"/>Installment rate in percentage of disposable income</text:p>
      <text:p text:style-name="P1"/>
      <text:p text:style-name="P1">Attribute 9: <text:s/>(qualitative)</text:p>
      <text:p text:style-name="P1"><text:tab/> <text:s text:c="5"/>Personal status and sex</text:p>
      <text:p text:style-name="P1"><text:tab/> <text:s text:c="5"/>A91 : male <text:s text:c="2"/>: divorced/separated</text:p>
      <text:p text:style-name="P1"><text:tab/> <text:s text:c="5"/>A92 : female : divorced/separated/married</text:p>
      <text:p text:style-name="P1"><text:s text:c="14"/>A93 : male <text:s text:c="2"/>: single</text:p>
      <text:p text:style-name="P1"><text:tab/> <text:s text:c="5"/>A94 : male <text:s text:c="2"/>: married/widowed</text:p>
      <text:p text:style-name="P1"><text:tab/> <text:s text:c="5"/>A95 : female : single</text:p>
      <text:p text:style-name="P1"/>
      <text:p text:style-name="P1">Attribute 10: (qualitative)</text:p>
      <text:p text:style-name="P1"><text:tab/> <text:s text:c="5"/>Other debtors / guarantors</text:p>
      <text:p text:style-name="P1"><text:tab/> <text:s text:c="5"/>A101 : none</text:p>
      <text:p text:style-name="P1"><text:tab/> <text:s text:c="5"/>A102 : co-applicant</text:p>
      <text:p text:style-name="P1"><text:tab/> <text:s text:c="5"/>A103 : guarantor</text:p>
      <text:p text:style-name="P1"/>
      <text:p text:style-name="P1">Attribute 11: (numerical)</text:p>
      <text:p text:style-name="P1"><text:tab/> <text:s text:c="5"/>Present residence since</text:p>
      <text:p text:style-name="P1"/>
      <text:p text:style-name="P1">Attribute 12: (qualitative)</text:p>
      <text:p text:style-name="P1"><text:tab/> <text:s text:c="5"/>Property</text:p>
      <text:p text:style-name="P1"><text:tab/> <text:s text:c="5"/>A121 : real estate</text:p>
      <text:p text:style-name="P1"><text:tab/> <text:s text:c="5"/>A122 : if not A121 : building society savings agreement/</text:p>
      <text:p text:style-name="P1"><text:tab/><text:tab/><text:tab/><text:tab/> <text:s text:c="2"/>life insurance</text:p>
      <text:p text:style-name="P1"><text:s text:c="14"/>A123 : if not A121/A122 : car or other, not in attribute 6</text:p>
      <text:p text:style-name="P1"><text:tab/> <text:s text:c="5"/>A124 : unknown / no property</text:p>
      <text:p text:style-name="P1"/>
      <text:p text:style-name="P1">Attribute 13: (numerical)</text:p>
      <text:p text:style-name="P1"><text:tab/> <text:s text:c="5"/>Age in years</text:p>
      <text:p text:style-name="P1"/>
      <text:p text:style-name="P1"><text:soft-page-break/>Attribute 14: (qualitative)</text:p>
      <text:p text:style-name="P1"><text:tab/> <text:s text:c="5"/>Other installment plans </text:p>
      <text:p text:style-name="P1"><text:tab/> <text:s text:c="5"/>A141 : bank</text:p>
      <text:p text:style-name="P1"><text:tab/> <text:s text:c="5"/>A142 : stores</text:p>
      <text:p text:style-name="P1"><text:tab/> <text:s text:c="5"/>A143 : none</text:p>
      <text:p text:style-name="P1"/>
      <text:p text:style-name="P1">Attribute 15: (qualitative)</text:p>
      <text:p text:style-name="P1"><text:tab/> <text:s text:c="5"/>Housing</text:p>
      <text:p text:style-name="P1"><text:tab/> <text:s text:c="5"/>A151 : rent</text:p>
      <text:p text:style-name="P1"><text:tab/> <text:s text:c="5"/>A152 : own</text:p>
      <text:p text:style-name="P1"><text:tab/> <text:s text:c="5"/>A153 : for free</text:p>
      <text:p text:style-name="P1"/>
      <text:p text:style-name="P1">Attribute 16: (numerical)</text:p>
      <text:p text:style-name="P1"><text:s text:c="14"/>Number of existing credits at this bank</text:p>
      <text:p text:style-name="P1"/>
      <text:p text:style-name="P1">Attribute 17: (qualitative)</text:p>
      <text:p text:style-name="P1"><text:tab/> <text:s text:c="5"/>Job</text:p>
      <text:p text:style-name="P1"><text:tab/> <text:s text:c="5"/>A171 : unemployed/ unskilled <text:s/>- non-resident</text:p>
      <text:p text:style-name="P1"><text:tab/> <text:s text:c="5"/>A172 : unskilled - resident</text:p>
      <text:p text:style-name="P1"><text:tab/> <text:s text:c="5"/>A173 : skilled employee / official</text:p>
      <text:p text:style-name="P1"><text:tab/> <text:s text:c="5"/>A174 : management/ self-employed/</text:p>
      <text:p text:style-name="P1"><text:tab/><text:tab/> <text:s text:c="4"/>highly qualified employee/ officer</text:p>
      <text:p text:style-name="P1"/>
      <text:p text:style-name="P1">Attribute 18: (numerical)</text:p>
      <text:p text:style-name="P1"><text:tab/> <text:s text:c="5"/>Number of people being liable to provide maintenance for</text:p>
      <text:p text:style-name="P1"/>
      <text:p text:style-name="P1">Attribute 19: (qualitative)</text:p>
      <text:p text:style-name="P1"><text:tab/> <text:s text:c="5"/>Telephone</text:p>
      <text:p text:style-name="P1"><text:tab/> <text:s text:c="5"/>A191 : none</text:p>
      <text:p text:style-name="P1"><text:tab/> <text:s text:c="5"/>A192 : yes, registered under the customers name</text:p>
      <text:p text:style-name="P1"/>
      <text:p text:style-name="P1">Attribute 20: (qualitative)</text:p>
      <text:p text:style-name="P1"><text:tab/> <text:s text:c="5"/>foreign worker</text:p>
      <text:p text:style-name="P1"><text:tab/> <text:s text:c="5"/>A201 : yes</text:p>
      <text:p text:style-name="P1"><text:tab/> <text:s text:c="5"/>A202 : no</text:p>
      <text:p text:style-name="P1"/>
      <text:p text:style-name="P1"/>
      <text:p text:style-name="P1"/>
      <text:p text:style-name="P1">8. <text:s/>Cost Matrix</text:p>
      <text:p text:style-name="P1"/>
      <text:p text:style-name="P1">This dataset requires use of a cost matrix (see below)</text:p>
      <text:p text:style-name="P1"/>
      <text:p text:style-name="P1"/>
      <text:p text:style-name="P1"><text:s text:c="6"/>1 <text:s text:c="7"/>2</text:p>
      <text:p text:style-name="P1">----------------------------</text:p>
      <text:p text:style-name="P1"><text:s text:c="2"/>1 <text:s text:c="2"/>0 <text:s text:c="7"/>1</text:p>
      <text:p text:style-name="P1">-----------------------</text:p>
      <text:p text:style-name="P1"><text:s text:c="2"/>2 <text:s text:c="2"/>5 <text:s text:c="7"/>0</text:p>
      <text:p text:style-name="P1"/>
      <text:p text:style-name="P1">(1 = Good, <text:s/>2 = Bad)</text:p>
      <text:p text:style-name="P1"/>
      <text:p text:style-name="P1">the rows represent the actual classification and the columns</text:p>
      <text:p text:style-name="P1">the predicted classification.</text:p>
      <text:p text:style-name="P1"/>
      <text:p text:style-name="P1">It is worse to class a customer as good when they are bad (5), </text:p>
      <text:p text:style-name="P1">than it is to class a customer as bad when they are good (1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136" meta:word-count="648" meta:character-count="4504" meta:non-whitespace-character-count="3222"/>
    <meta:generator>LibreOffice/4.2.6.3$Linux_X86_64 LibreOffice_project/420m0$Build-3</meta:generator>
  </office:meta>
</office:document-meta>
</file>